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3.052cm" fo:min-width="2.802cm"/>
    </style:style>
    <style:style style:name="gr3" style:family="graphic" style:parent-style-name="standard">
      <style:graphic-properties draw:textarea-horizontal-align="justify" draw:textarea-vertical-align="middle" draw:auto-grow-height="false" fo:min-height="3.052cm" fo:min-width="3.056cm"/>
    </style:style>
    <style:style style:name="gr4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322cm"/>
    </style:style>
    <style:style style:name="gr6" style:family="graphic" style:parent-style-name="standard">
      <style:graphic-properties draw:stroke="solid" svg:stroke-width="0.152cm" svg:stroke-color="#000000" draw:marker-start-width="0.66cm" draw:marker-end-width="0.66cm" draw:fill="none" draw:fill-color="#ffffff" draw:auto-grow-height="true" draw:auto-grow-width="false" fo:max-height="0cm" fo:min-height="2.596cm" fo:padding-top="0.201cm" fo:padding-bottom="0.201cm" fo:padding-left="0.326cm" fo:padding-right="0.32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75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97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43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82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13" style:family="graphic" style:parent-style-name="standard">
      <style:graphic-properties draw:textarea-horizontal-align="justify" draw:textarea-vertical-align="middle" draw:auto-grow-height="false" fo:min-height="2.574cm" fo:min-width="9.144cm" fo:wrap-option="no-wrap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4.24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draw:stroke="none" draw:fill="none" fo:min-height="2.516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0000" fo:font-size="96pt" style:font-size-asian="18pt" style:font-size-complex="18pt"/>
    </style:style>
    <style:style style:name="P6" style:family="paragraph">
      <loext:graphic-properties draw:fill="none" draw:fill-color="#ffffff"/>
      <style:text-properties fo:font-size="66pt" style:font-size-asian="18pt" style:font-size-complex="18pt"/>
    </style:style>
    <style:style style:name="P7" style:family="paragraph">
      <loext:graphic-properties draw:fill="none" draw:fill-color="#ffffff"/>
      <style:text-properties fo:font-size="54pt" style:font-size-asian="18pt" style:font-size-complex="18pt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ff0000" fo:font-size="44pt" style:font-size-asian="18pt" style:font-size-complex="18pt"/>
    </style:style>
    <style:style style:name="P9" style:family="paragraph">
      <style:paragraph-properties fo:text-align="end" style:writing-mode="lr-tb"/>
    </style:style>
    <style:style style:name="P10" style:family="paragraph">
      <loext:graphic-properties draw:fill="none" draw:fill-color="#ffffff"/>
      <style:paragraph-properties fo:text-align="end" style:writing-mode="lr-tb"/>
      <style:text-properties fo:color="#0000ff" fo:font-size="44pt" style:font-size-asian="18pt" style:font-size-complex="18pt"/>
    </style:style>
    <style:style style:name="P11" style:family="paragraph">
      <loext:graphic-properties draw:fill="none" draw:fill-color="#ffffff"/>
      <style:text-properties fo:color="#0000ff" fo:font-size="44pt" style:font-size-asian="18pt" style:font-size-complex="18pt"/>
    </style:style>
    <style:style style:name="P12" style:family="paragraph">
      <style:paragraph-properties fo:text-align="start" style:writing-mode="lr-tb"/>
    </style:style>
    <style:style style:name="P13" style:family="paragraph">
      <loext:graphic-properties draw:fill="none" draw:fill-color="#ffffff"/>
      <style:paragraph-properties fo:text-align="start" style:writing-mode="lr-tb"/>
      <style:text-properties fo:color="#0000ff" fo:font-size="36pt" style:font-size-asian="18pt" style:font-size-complex="18pt"/>
    </style:style>
    <style:style style:name="P14" style:family="paragraph">
      <loext:graphic-properties draw:fill="none" draw:fill-color="#ffffff"/>
      <style:paragraph-properties fo:text-align="end" style:writing-mode="lr-tb"/>
      <style:text-properties fo:color="#0000ff" fo:font-size="36pt" style:font-size-asian="18pt" style:font-size-complex="18pt"/>
    </style:style>
    <style:style style:name="P15" style:family="paragraph">
      <style:paragraph-properties fo:text-align="center" style:writing-mode="lr-tb"/>
      <style:text-properties fo:color="#0000ff"/>
    </style:style>
    <style:style style:name="P16" style:family="paragraph">
      <loext:graphic-properties draw:fill="none" draw:fill-color="#ffffff"/>
      <style:paragraph-properties fo:text-align="center" style:writing-mode="lr-tb"/>
      <style:text-properties fo:color="#0000ff" fo:font-size="96pt" style:font-size-asian="18pt" style:font-size-complex="18pt"/>
    </style:style>
    <style:style style:name="P17" style:family="paragraph">
      <style:paragraph-properties fo:text-align="center" style:writing-mode="lr-tb"/>
      <style:text-properties fo:color="#0000ff" fo:font-size="36pt" style:font-size-asian="18pt" style:font-size-complex="18pt"/>
    </style:style>
    <style:style style:name="P18" style:family="paragraph">
      <loext:graphic-properties draw:fill="none" draw:fill-color="#ffffff"/>
      <style:paragraph-properties fo:text-align="center" style:writing-mode="lr-tb"/>
      <style:text-properties fo:color="#0000ff" fo:font-size="36pt" style:font-size-asian="18pt" style:font-size-complex="18pt"/>
    </style:style>
    <style:style style:name="P19" style:family="paragraph">
      <style:paragraph-properties fo:text-align="center" style:writing-mode="lr-tb"/>
      <style:text-properties fo:font-size="36pt" style:font-size-asian="18pt" style:font-size-complex="18pt"/>
    </style:style>
    <style:style style:name="P20" style:family="paragraph">
      <loext:graphic-properties draw:fill="none" draw:fill-color="#ffffff"/>
      <style:paragraph-properties fo:text-align="center" style:writing-mode="lr-tb"/>
      <style:text-properties fo:color="#ff0000" fo:font-size="36pt" style:font-size-asian="18pt" style:font-size-complex="18pt"/>
    </style:style>
    <style:style style:name="P21" style:family="paragraph">
      <loext:graphic-properties draw:fill="none"/>
    </style:style>
    <style:style style:name="P22" style:family="paragraph">
      <style:paragraph-properties fo:text-align="center" style:writing-mode="lr-tb"/>
      <style:text-properties fo:color="#0000ff" fo:font-size="96pt"/>
    </style:style>
    <style:style style:name="P23" style:family="paragraph">
      <style:text-properties fo:font-size="66pt"/>
    </style:style>
    <style:style style:name="P24" style:family="paragraph">
      <style:text-properties fo:font-size="54pt"/>
    </style:style>
    <style:style style:name="P25" style:family="paragraph">
      <style:paragraph-properties fo:text-align="start" style:writing-mode="lr-tb"/>
      <style:text-properties fo:font-size="36pt"/>
    </style:style>
    <style:style style:name="P26" style:family="paragraph">
      <style:paragraph-properties fo:text-align="end" style:writing-mode="lr-tb"/>
      <style:text-properties fo:font-size="36pt"/>
    </style:style>
    <style:style style:name="P27" style:family="paragraph">
      <style:paragraph-properties fo:text-align="center"/>
      <style:text-properties fo:font-size="18pt"/>
    </style:style>
    <style:style style:name="T1" style:family="text">
      <style:text-properties fo:color="#ff0000" fo:font-size="96pt" style:font-size-asian="18pt" style:font-size-complex="18pt"/>
    </style:style>
    <style:style style:name="T2" style:family="text">
      <style:text-properties fo:font-size="66pt" style:font-size-asian="18pt" style:font-size-complex="18pt"/>
    </style:style>
    <style:style style:name="T3" style:family="text">
      <style:text-properties fo:font-size="54pt" style:font-size-asian="18pt" style:font-size-complex="18pt"/>
    </style:style>
    <style:style style:name="T4" style:family="text">
      <style:text-properties fo:color="#ff0000" fo:font-size="44pt" style:font-size-asian="18pt" style:font-size-complex="18pt"/>
    </style:style>
    <style:style style:name="T5" style:family="text">
      <style:text-properties fo:color="#0000ff" fo:font-size="44pt" style:font-size-asian="18pt" style:font-size-complex="18pt"/>
    </style:style>
    <style:style style:name="T6" style:family="text">
      <style:text-properties fo:color="#0000ff" fo:font-size="36pt" style:font-size-asian="18pt" style:font-size-complex="18pt"/>
    </style:style>
    <style:style style:name="T7" style:family="text">
      <style:text-properties fo:color="#0000ff" fo:font-size="96pt" style:font-size-asian="18pt" style:font-size-complex="18pt"/>
    </style:style>
    <style:style style:name="T8" style:family="text">
      <style:text-properties fo:color="#ff0000" fo:font-size="36pt" style:font-size-asian="18pt" style:font-size-complex="18pt"/>
    </style:style>
    <style:style style:name="T9" style:family="text">
      <style:text-properties fo:color="#ffffff" fo:font-size="36pt" style:font-size-asian="18pt" style:font-size-complex="18pt"/>
    </style:style>
    <style:style style:name="T10" style:family="text">
      <style:text-properties fo:color="#0000ff" style:text-line-through-style="solid" style:text-line-through-type="double" fo:font-size="3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omething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someth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ssag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epare(123, 0x348...32889, 89)<text:line-break/>means<text:line-break/>“I think, at height 123, 0x348...32889 is the chain.”<text:line-break/>“By the way, 2/3 says they think so at height 89”<text:line-break/></text:p>
              </text:list-item>
              <text:list-item>
                <text:p>Commit(123, 0x324...32889)<text:line-break/>means<text:line-break/>“I bet so because 2/3 says they think so.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ureaucrac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Casper contract performs bureaucratic checks.</text:p>
              </text:list-item>
              <text:list-item>
                <text:p>[i] Casper contract ignores a commit message of a hash that is not prepared yet.</text:p>
              </text:list-item>
              <text:list-item>
                <text:p>[ii] Casper contract ignores a prepare message whose view src is not -1 but has no supporting preparation in the view src."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mandm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you break either, you’ll lose your deposit.</text:p>
              </text:list-item>
              <text:list-item>
                <text:p>A validator shalt not publish two or more nonidentical Prepares for same epoch.</text:p>
              </text:list-item>
              <text:list-item>
                <text:p>A validator shalt not publish a Commit between the epochs of a Prepare statemen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2" draw:text-style-name="P3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1.176cm" svg:y1="9.398cm" svg:x2="15.494cm" svg:y2="8.382cm">
          <text:p/>
        </draw:line>
        <draw:frame draw:style-name="gr5" draw:text-style-name="P5" draw:layer="layout" svg:width="3.556cm" svg:height="4.572cm" svg:x="11.43cm" svg:y="7.366cm">
          <draw:text-box>
            <text:p text:style-name="P4"><text:span text:style-name="T1">×</text:span></text:p>
          </draw:text-box>
        </draw:frame>
        <draw:frame draw:style-name="gr6" draw:text-style-name="P6" draw:layer="layout" svg:width="12.954cm" svg:height="2.998cm" svg:x="1.016cm" svg:y="0.508cm">
          <draw:text-box>
            <text:p><text:span text:style-name="T2">Assumption</text:span></text:p>
          </draw:text-box>
        </draw:frame>
        <draw:frame draw:style-name="gr6" draw:text-style-name="P6" draw:layer="layout" svg:width="5.842cm" svg:height="2.998cm" svg:x="1.016cm" svg:y="17.322cm">
          <draw:text-box>
            <text:p><text:span text:style-name="T2">Goal</text:span></text:p>
          </draw:text-box>
        </draw:frame>
        <draw:frame draw:style-name="gr7" draw:text-style-name="P7" draw:layer="layout" svg:width="19.05cm" svg:height="3.002cm" svg:x="7.62cm" svg:y="17.318cm">
          <draw:text-box>
            <text:p><text:span text:style-name="T3">1/3 validators slashed</text:span></text:p>
          </draw:text-box>
        </draw:frame>
        <draw:frame draw:style-name="gr8" draw:text-style-name="P8" draw:layer="layout" svg:width="24.638cm" svg:height="2.54cm" svg:x="1.016cm" svg:y="10.922cm">
          <draw:text-box>
            <text:p text:style-name="P4"><text:span text:style-name="T4">Not on the same chain</text:span></text:p>
          </draw:text-box>
        </draw:frame>
        <draw:frame draw:style-name="gr9" draw:text-style-name="P10" draw:layer="layout" svg:width="10.922cm" svg:height="2.224cm" svg:x="0cm" svg:y="5.396cm">
          <draw:text-box>
            <text:p text:style-name="P9"><text:span text:style-name="T5">Committed</text:span></text:p>
          </draw:text-box>
        </draw:frame>
        <draw:frame draw:style-name="gr10" draw:text-style-name="P11" draw:layer="layout" svg:width="12.192cm" svg:height="2.681cm" svg:x="15.748cm" svg:y="5.447cm">
          <draw:text-box>
            <text:p><text:span text:style-name="T5">Committ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2" draw:text-style-name="P3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1.176cm" svg:y1="9.398cm" svg:x2="15.494cm" svg:y2="8.382cm">
          <text:p/>
        </draw:line>
        <draw:frame draw:style-name="gr5" draw:text-style-name="P5" draw:layer="layout" svg:width="3.556cm" svg:height="4.572cm" svg:x="11.43cm" svg:y="7.366cm">
          <draw:text-box>
            <text:p text:style-name="P4"><text:span text:style-name="T1">×</text:span></text:p>
          </draw:text-box>
        </draw:frame>
        <draw:frame draw:style-name="gr6" draw:text-style-name="P6" draw:layer="layout" svg:width="12.954cm" svg:height="2.998cm" svg:x="1.016cm" svg:y="0.508cm">
          <draw:text-box>
            <text:p><text:span text:style-name="T2">Assumption</text:span></text:p>
          </draw:text-box>
        </draw:frame>
        <draw:frame draw:style-name="gr6" draw:text-style-name="P6" draw:layer="layout" svg:width="5.842cm" svg:height="2.998cm" svg:x="1.016cm" svg:y="17.322cm">
          <draw:text-box>
            <text:p><text:span text:style-name="T2">Goal</text:span></text:p>
          </draw:text-box>
        </draw:frame>
        <draw:frame draw:style-name="gr7" draw:text-style-name="P7" draw:layer="layout" svg:width="19.05cm" svg:height="3.002cm" svg:x="7.62cm" svg:y="17.318cm">
          <draw:text-box>
            <text:p><text:span text:style-name="T3">1/3 validators slashed</text:span></text:p>
          </draw:text-box>
        </draw:frame>
        <draw:frame draw:style-name="gr8" draw:text-style-name="P8" draw:layer="layout" svg:width="24.638cm" svg:height="2.54cm" svg:x="1.016cm" svg:y="10.922cm">
          <draw:text-box>
            <text:p text:style-name="P4"><text:span text:style-name="T4">Not on the same chain</text:span></text:p>
          </draw:text-box>
        </draw:frame>
        <draw:frame draw:style-name="gr11" draw:text-style-name="P13" draw:layer="layout" svg:width="10.922cm" svg:height="3.079cm" svg:x="0cm" svg:y="4.064cm">
          <draw:text-box>
            <text:p text:style-name="P12"><text:span text:style-name="T6">2/3 </text:span><text:span text:style-name="T6"><text:a xlink:href="mailto:commit@v1" xlink:type="simple">commit@v1</text:a></text:span></text:p>
            <text:p text:style-name="P12"><text:span text:style-name="T6">2/3 prepare@v1</text:span></text:p>
          </draw:text-box>
        </draw:frame>
        <draw:frame draw:style-name="gr11" draw:text-style-name="P14" draw:layer="layout" svg:width="12.192cm" svg:height="3.079cm" svg:x="16.002cm" svg:y="4.033cm">
          <draw:text-box>
            <text:p text:style-name="P9"><text:span text:style-name="T6">2/3 </text:span><text:span text:style-name="T6"><text:a xlink:href="mailto:commit@v2" xlink:type="simple">commit@v2</text:a></text:span></text:p>
            <text:p text:style-name="P9"><text:span text:style-name="T6">2/3 prepare@v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style-name="gr2" draw:text-style-name="P3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1.176cm" svg:y1="9.398cm" svg:x2="15.494cm" svg:y2="8.382cm">
          <text:p/>
        </draw:line>
        <draw:frame draw:style-name="gr5" draw:text-style-name="P16" draw:layer="layout" svg:width="3.556cm" svg:height="4.572cm" svg:x="11.43cm" svg:y="7.366cm">
          <draw:text-box>
            <text:p text:style-name="P15"><text:span text:style-name="T7">×</text:span></text:p>
          </draw:text-box>
        </draw:frame>
        <draw:frame draw:style-name="gr6" draw:text-style-name="P6" draw:layer="layout" svg:width="12.954cm" svg:height="2.998cm" svg:x="1.016cm" svg:y="0.508cm">
          <draw:text-box>
            <text:p><text:span text:style-name="T2">Assumption</text:span></text:p>
          </draw:text-box>
        </draw:frame>
        <draw:frame draw:style-name="gr6" draw:text-style-name="P6" draw:layer="layout" svg:width="5.842cm" svg:height="2.998cm" svg:x="1.016cm" svg:y="17.322cm">
          <draw:text-box>
            <text:p><text:span text:style-name="T2">Goal</text:span></text:p>
          </draw:text-box>
        </draw:frame>
        <draw:frame draw:style-name="gr7" draw:text-style-name="P7" draw:layer="layout" svg:width="19.05cm" svg:height="3.002cm" svg:x="7.62cm" svg:y="17.318cm">
          <draw:text-box>
            <text:p><text:span text:style-name="T3">1/3 validators slashed</text:span></text:p>
          </draw:text-box>
        </draw:frame>
        <draw:frame draw:style-name="gr12" draw:text-style-name="P18" draw:layer="layout" svg:width="24.638cm" svg:height="1.665cm" svg:x="1.016cm" svg:y="10.922cm">
          <draw:text-box>
            <text:p text:style-name="P17"><text:span text:style-name="T6">Not on the same chain</text:span></text:p>
          </draw:text-box>
        </draw:frame>
        <draw:frame draw:style-name="gr11" draw:text-style-name="P13" draw:layer="layout" svg:width="10.922cm" svg:height="3.079cm" svg:x="0cm" svg:y="4.064cm">
          <draw:text-box>
            <text:p text:style-name="P12"><text:span text:style-name="T6">2/3 </text:span><text:span text:style-name="T6"><text:a xlink:href="mailto:commit@v1" xlink:type="simple">commit@v1</text:a></text:span></text:p>
            <text:p text:style-name="P12"><text:span text:style-name="T6">2/3 prepare@v1</text:span></text:p>
          </draw:text-box>
        </draw:frame>
        <draw:frame draw:style-name="gr11" draw:text-style-name="P14" draw:layer="layout" svg:width="12.192cm" svg:height="3.079cm" svg:x="16.002cm" svg:y="4.033cm">
          <draw:text-box>
            <text:p text:style-name="P9"><text:span text:style-name="T6">2/3 </text:span><text:span text:style-name="T6"><text:a xlink:href="mailto:commit@v2" xlink:type="simple">commit@v2</text:a></text:span></text:p>
            <text:p text:style-name="P9"><text:span text:style-name="T6">2/3 prepare@v2</text:span></text:p>
          </draw:text-box>
        </draw:frame>
        <draw:frame draw:style-name="gr12" draw:text-style-name="P20" draw:layer="layout" svg:width="24.638cm" svg:height="1.665cm" svg:x="1.016cm" svg:y="12.954cm">
          <draw:text-box>
            <text:p text:style-name="P19"><text:span text:style-name="T8">v1 ≤ v2 <text:s/>or <text:s/>v1 ≥ v2 (or both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custom-shape draw:style-name="gr2" draw:text-style-name="P3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1.176cm" svg:y1="9.398cm" svg:x2="15.494cm" svg:y2="8.382cm">
          <text:p/>
        </draw:line>
        <draw:frame draw:style-name="gr5" draw:text-style-name="P16" draw:layer="layout" svg:width="3.556cm" svg:height="4.572cm" svg:x="11.43cm" svg:y="7.366cm">
          <draw:text-box>
            <text:p text:style-name="P15"><text:span text:style-name="T7">×</text:span></text:p>
          </draw:text-box>
        </draw:frame>
        <draw:frame draw:style-name="gr6" draw:text-style-name="P6" draw:layer="layout" svg:width="12.954cm" svg:height="2.998cm" svg:x="1.016cm" svg:y="0.508cm">
          <draw:text-box>
            <text:p><text:span text:style-name="T2">Assumption</text:span></text:p>
          </draw:text-box>
        </draw:frame>
        <draw:frame draw:style-name="gr6" draw:text-style-name="P6" draw:layer="layout" svg:width="5.842cm" svg:height="2.998cm" svg:x="1.016cm" svg:y="17.322cm">
          <draw:text-box>
            <text:p><text:span text:style-name="T2">Goal</text:span></text:p>
          </draw:text-box>
        </draw:frame>
        <draw:frame draw:style-name="gr7" draw:text-style-name="P7" draw:layer="layout" svg:width="19.05cm" svg:height="3.002cm" svg:x="7.62cm" svg:y="17.318cm">
          <draw:text-box>
            <text:p><text:span text:style-name="T3">1/3 validators slashed</text:span></text:p>
          </draw:text-box>
        </draw:frame>
        <draw:frame draw:style-name="gr12" draw:text-style-name="P18" draw:layer="layout" svg:width="24.638cm" svg:height="1.665cm" svg:x="1.016cm" svg:y="10.922cm">
          <draw:text-box>
            <text:p text:style-name="P17"><text:span text:style-name="T6">Not on the same chain</text:span></text:p>
          </draw:text-box>
        </draw:frame>
        <draw:frame draw:style-name="gr11" draw:text-style-name="P13" draw:layer="layout" svg:width="10.922cm" svg:height="3.079cm" svg:x="0cm" svg:y="4.064cm">
          <draw:text-box>
            <text:p text:style-name="P12"><text:span text:style-name="T6">2/3 </text:span><text:span text:style-name="T6"><text:a xlink:href="mailto:commit@v1" xlink:type="simple">commit@v1</text:a></text:span></text:p>
            <text:p text:style-name="P12"><text:span text:style-name="T6">2/3 prepare@v1</text:span></text:p>
          </draw:text-box>
        </draw:frame>
        <draw:frame draw:style-name="gr11" draw:text-style-name="P14" draw:layer="layout" svg:width="12.192cm" svg:height="3.079cm" svg:x="16.002cm" svg:y="4.033cm">
          <draw:text-box>
            <text:p text:style-name="P9"><text:span text:style-name="T6">2/3 </text:span><text:span text:style-name="T6"><text:a xlink:href="mailto:commit@v2" xlink:type="simple">commit@v2</text:a></text:span></text:p>
            <text:p text:style-name="P9"><text:span text:style-name="T6">2/3 prepare@v2</text:span></text:p>
          </draw:text-box>
        </draw:frame>
        <draw:frame draw:style-name="gr12" draw:text-style-name="P20" draw:layer="layout" svg:width="24.638cm" svg:height="1.665cm" svg:x="1.016cm" svg:y="12.954cm">
          <draw:text-box>
            <text:p text:style-name="P19"><text:span text:style-name="T8">v1 ≥</text:span><text:span text:style-name="T8"> v2 <text:s/></text:span><text:span text:style-name="T9">or <text:s/>v1 ≥ v2 (or both)</text:span></text:p>
          </draw:text-box>
        </draw:frame>
        <draw:custom-shape draw:style-name="gr13" draw:text-style-name="P3" draw:layer="layout" svg:width="10.414cm" svg:height="3.048cm" svg:x="14.986cm" svg:y="12.446cm">
          <text:p text:style-name="P3">Without loss of generality</text:p>
          <draw:enhanced-geometry svg:viewBox="0 0 21600 21600" draw:text-areas="800 800 20800 20800" draw:type="round-rectangular-callout" draw:modifiers="-10574.9783965434 8756.18235487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custom-shape draw:style-name="gr2" draw:text-style-name="P3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1.176cm" svg:y1="9.398cm" svg:x2="15.494cm" svg:y2="8.382cm">
          <text:p/>
        </draw:line>
        <draw:frame draw:style-name="gr5" draw:text-style-name="P16" draw:layer="layout" svg:width="3.556cm" svg:height="4.572cm" svg:x="11.43cm" svg:y="7.366cm">
          <draw:text-box>
            <text:p text:style-name="P15"><text:span text:style-name="T7">×</text:span></text:p>
          </draw:text-box>
        </draw:frame>
        <draw:frame draw:style-name="gr6" draw:text-style-name="P6" draw:layer="layout" svg:width="12.954cm" svg:height="2.998cm" svg:x="1.016cm" svg:y="0.508cm">
          <draw:text-box>
            <text:p><text:span text:style-name="T2">Assumption</text:span></text:p>
          </draw:text-box>
        </draw:frame>
        <draw:frame draw:style-name="gr6" draw:text-style-name="P6" draw:layer="layout" svg:width="5.842cm" svg:height="2.998cm" svg:x="1.016cm" svg:y="17.322cm">
          <draw:text-box>
            <text:p><text:span text:style-name="T2">Goal</text:span></text:p>
          </draw:text-box>
        </draw:frame>
        <draw:frame draw:style-name="gr7" draw:text-style-name="P7" draw:layer="layout" svg:width="19.05cm" svg:height="3.002cm" svg:x="7.62cm" svg:y="17.318cm">
          <draw:text-box>
            <text:p><text:span text:style-name="T3">1/3 validators slashed</text:span></text:p>
          </draw:text-box>
        </draw:frame>
        <draw:frame draw:style-name="gr12" draw:text-style-name="P18" draw:layer="layout" svg:width="24.638cm" svg:height="1.665cm" svg:x="1.016cm" svg:y="11.035cm">
          <draw:text-box>
            <text:p text:style-name="P17"><text:span text:style-name="T6">Not on the same chain</text:span></text:p>
          </draw:text-box>
        </draw:frame>
        <draw:frame draw:style-name="gr14" draw:text-style-name="P13" draw:layer="layout" svg:width="14.478cm" svg:height="4.493cm" svg:x="0cm" svg:y="4.064cm">
          <draw:text-box>
            <text:p text:style-name="P12"><text:span text:style-name="T10">2/3 </text:span><text:span text:style-name="T10"><text:a xlink:href="mailto:commit@v1" xlink:type="simple">commit@v1</text:a></text:span></text:p>
            <text:p text:style-name="P12"><text:span text:style-name="T6">2/3 </text:span><text:span text:style-name="T6"><text:a xlink:href="mailto:prepare@v1" xlink:type="simple">prepare@v1</text:a></text:span><text:span text:style-name="T6">=v2 + n</text:span></text:p>
          </draw:text-box>
        </draw:frame>
        <draw:frame draw:style-name="gr11" draw:text-style-name="P14" draw:layer="layout" svg:width="12.192cm" svg:height="3.079cm" svg:x="16.002cm" svg:y="4.033cm">
          <draw:text-box>
            <text:p text:style-name="P9"><text:span text:style-name="T6">2/3 </text:span><text:span text:style-name="T6"><text:a xlink:href="mailto:commit@v2" xlink:type="simple">commit@v2</text:a></text:span></text:p>
            <text:p text:style-name="P9"><text:span text:style-name="T6">2/3 prepare@v2</text:span></text:p>
          </draw:text-box>
        </draw:frame>
        <draw:frame draw:style-name="gr12" draw:text-style-name="P18" draw:layer="layout" svg:width="24.638cm" svg:height="1.665cm" svg:x="1.016cm" svg:y="12.954cm">
          <draw:text-box>
            <text:p text:style-name="P17"><text:span text:style-name="T6">v1 ≥ v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custom-shape draw:style-name="gr2" draw:text-style-name="P3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1.176cm" svg:y1="9.398cm" svg:x2="15.494cm" svg:y2="8.382cm">
          <text:p/>
        </draw:line>
        <draw:frame draw:style-name="gr5" draw:text-style-name="P16" draw:layer="layout" svg:width="3.556cm" svg:height="4.572cm" svg:x="11.43cm" svg:y="7.366cm">
          <draw:text-box>
            <text:p text:style-name="P15"><text:span text:style-name="T7">×</text:span></text:p>
          </draw:text-box>
        </draw:frame>
        <draw:frame draw:style-name="gr6" draw:text-style-name="P6" draw:layer="layout" svg:width="12.954cm" svg:height="2.998cm" svg:x="1.016cm" svg:y="0.508cm">
          <draw:text-box>
            <text:p><text:span text:style-name="T2">Assumption</text:span></text:p>
          </draw:text-box>
        </draw:frame>
        <draw:frame draw:style-name="gr6" draw:text-style-name="P6" draw:layer="layout" svg:width="5.842cm" svg:height="2.998cm" svg:x="1.016cm" svg:y="17.322cm">
          <draw:text-box>
            <text:p><text:span text:style-name="T2">Goal</text:span></text:p>
          </draw:text-box>
        </draw:frame>
        <draw:frame draw:style-name="gr7" draw:text-style-name="P7" draw:layer="layout" svg:width="19.05cm" svg:height="3.002cm" svg:x="7.62cm" svg:y="17.318cm">
          <draw:text-box>
            <text:p><text:span text:style-name="T3">1/3 validators slashed</text:span></text:p>
          </draw:text-box>
        </draw:frame>
        <draw:frame draw:style-name="gr12" draw:text-style-name="P18" draw:layer="layout" svg:width="24.638cm" svg:height="1.665cm" svg:x="1.016cm" svg:y="11.035cm">
          <draw:text-box>
            <text:p text:style-name="P17"><text:span text:style-name="T6">Not on the same chain</text:span></text:p>
          </draw:text-box>
        </draw:frame>
        <draw:frame draw:style-name="gr14" draw:text-style-name="P13" draw:layer="layout" svg:width="14.478cm" svg:height="4.493cm" svg:x="0cm" svg:y="5.667cm">
          <draw:text-box>
            <text:p text:style-name="P12"><text:span text:style-name="T6">2/3 prepare@v2 + n</text:span></text:p>
          </draw:text-box>
        </draw:frame>
        <draw:frame draw:style-name="gr11" draw:text-style-name="P14" draw:layer="layout" svg:width="12.192cm" svg:height="3.079cm" svg:x="16.002cm" svg:y="4.033cm">
          <draw:text-box>
            <text:p text:style-name="P9"><text:span text:style-name="T6">2/3 </text:span><text:span text:style-name="T6"><text:a xlink:href="mailto:commit@v2" xlink:type="simple">commit@v2</text:a></text:span></text:p>
            <text:p text:style-name="P9"><text:span text:style-name="T6">2/3 prepare@v2</text:span></text:p>
          </draw:text-box>
        </draw:frame>
        <draw:frame draw:style-name="gr12" draw:text-style-name="P18" draw:layer="layout" svg:width="24.638cm" svg:height="1.665cm" svg:x="1.016cm" svg:y="12.954cm">
          <draw:text-box>
            <text:p text:style-name="P17"><text:span text:style-name="T6">n ≥ 0</text:span></text:p>
          </draw:text-box>
        </draw:frame>
        <draw:custom-shape draw:style-name="gr13" draw:text-style-name="P3" draw:layer="layout" svg:width="10.414cm" svg:height="3.048cm" svg:x="20.066cm" svg:y="12.446cm">
          <text:p text:style-name="P3">Mathematical induction!</text:p>
          <draw:enhanced-geometry svg:viewBox="0 0 21600 21600" draw:text-areas="800 800 20800 20800" draw:type="round-rectangular-callout" draw:modifiers="-10574.9783965434 8756.18235487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custom-shape draw:style-name="gr2" draw:text-style-name="P3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1.176cm" svg:y1="9.398cm" svg:x2="15.494cm" svg:y2="8.382cm">
          <text:p/>
        </draw:line>
        <draw:frame draw:style-name="gr5" draw:text-style-name="P16" draw:layer="layout" svg:width="3.556cm" svg:height="4.572cm" svg:x="11.43cm" svg:y="7.366cm">
          <draw:text-box>
            <text:p text:style-name="P15"><text:span text:style-name="T7">×</text:span></text:p>
          </draw:text-box>
        </draw:frame>
        <draw:frame draw:style-name="gr6" draw:text-style-name="P6" draw:layer="layout" svg:width="12.954cm" svg:height="2.998cm" svg:x="1.016cm" svg:y="0.508cm">
          <draw:text-box>
            <text:p><text:span text:style-name="T2">Assumption</text:span></text:p>
          </draw:text-box>
        </draw:frame>
        <draw:frame draw:style-name="gr6" draw:text-style-name="P6" draw:layer="layout" svg:width="5.842cm" svg:height="2.998cm" svg:x="1.016cm" svg:y="17.322cm">
          <draw:text-box>
            <text:p><text:span text:style-name="T2">Goal</text:span></text:p>
          </draw:text-box>
        </draw:frame>
        <draw:frame draw:style-name="gr7" draw:text-style-name="P7" draw:layer="layout" svg:width="19.05cm" svg:height="3.002cm" svg:x="7.62cm" svg:y="17.318cm">
          <draw:text-box>
            <text:p><text:span text:style-name="T3">1/3 validators slashed</text:span></text:p>
          </draw:text-box>
        </draw:frame>
        <draw:frame draw:style-name="gr12" draw:text-style-name="P18" draw:layer="layout" svg:width="24.638cm" svg:height="1.665cm" svg:x="1.016cm" svg:y="11.035cm">
          <draw:text-box>
            <text:p text:style-name="P17"><text:span text:style-name="T6">Not on the same chain</text:span></text:p>
          </draw:text-box>
        </draw:frame>
        <draw:frame draw:style-name="gr14" draw:text-style-name="P13" draw:layer="layout" svg:width="14.478cm" svg:height="4.493cm" svg:x="0cm" svg:y="5.667cm">
          <draw:text-box>
            <text:p text:style-name="P12"><text:span text:style-name="T6">2/3 prepare@v2 + n</text:span></text:p>
          </draw:text-box>
        </draw:frame>
        <draw:frame draw:style-name="gr11" draw:text-style-name="P14" draw:layer="layout" svg:width="12.192cm" svg:height="3.079cm" svg:x="16.002cm" svg:y="4.033cm">
          <draw:text-box>
            <text:p text:style-name="P9"><text:span text:style-name="T6">2/3 </text:span><text:span text:style-name="T6"><text:a xlink:href="mailto:commit@v2" xlink:type="simple">commit@v2</text:a></text:span></text:p>
            <text:p text:style-name="P9"><text:span text:style-name="T6">2/3 prepare@v2</text:span></text:p>
          </draw:text-box>
        </draw:frame>
        <draw:frame draw:style-name="gr12" draw:text-style-name="P18" draw:layer="layout" svg:width="24.638cm" svg:height="1.665cm" svg:x="1.016cm" svg:y="12.954cm">
          <draw:text-box>
            <text:p text:style-name="P17"><text:span text:style-name="T6">n ≥ 0</text:span></text:p>
          </draw:text-box>
        </draw:frame>
        <draw:custom-shape draw:style-name="gr13" draw:text-style-name="P3" draw:layer="layout" svg:width="10.414cm" svg:height="3.048cm" svg:x="20.066cm" svg:y="12.446cm">
          <text:p text:style-name="P3">Case n = 0</text:p>
          <draw:enhanced-geometry svg:viewBox="0 0 21600 21600" draw:text-areas="800 800 20800 20800" draw:type="round-rectangular-callout" draw:modifiers="-10574.9783965434 8756.18235487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custom-shape draw:style-name="gr2" draw:text-style-name="P3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1.176cm" svg:y1="9.398cm" svg:x2="15.494cm" svg:y2="8.382cm">
          <text:p/>
        </draw:line>
        <draw:frame draw:style-name="gr5" draw:text-style-name="P16" draw:layer="layout" svg:width="3.556cm" svg:height="4.572cm" svg:x="11.43cm" svg:y="7.366cm">
          <draw:text-box>
            <text:p text:style-name="P15"><text:span text:style-name="T7">×</text:span></text:p>
          </draw:text-box>
        </draw:frame>
        <draw:frame draw:style-name="gr6" draw:text-style-name="P6" draw:layer="layout" svg:width="12.954cm" svg:height="2.998cm" svg:x="1.016cm" svg:y="0.508cm">
          <draw:text-box>
            <text:p><text:span text:style-name="T2">Assumption</text:span></text:p>
          </draw:text-box>
        </draw:frame>
        <draw:frame draw:style-name="gr6" draw:text-style-name="P6" draw:layer="layout" svg:width="5.842cm" svg:height="2.998cm" svg:x="1.016cm" svg:y="17.322cm">
          <draw:text-box>
            <text:p><text:span text:style-name="T2">Goal</text:span></text:p>
          </draw:text-box>
        </draw:frame>
        <draw:frame draw:style-name="gr7" draw:text-style-name="P7" draw:layer="layout" svg:width="19.05cm" svg:height="3.002cm" svg:x="7.62cm" svg:y="17.318cm">
          <draw:text-box>
            <text:p><text:span text:style-name="T3">1/3 validators slashed</text:span></text:p>
          </draw:text-box>
        </draw:frame>
        <draw:frame draw:style-name="gr12" draw:text-style-name="P18" draw:layer="layout" svg:width="24.638cm" svg:height="1.665cm" svg:x="1.016cm" svg:y="11.035cm">
          <draw:text-box>
            <text:p text:style-name="P17"><text:span text:style-name="T6">Not on the same chain</text:span></text:p>
          </draw:text-box>
        </draw:frame>
        <draw:frame draw:style-name="gr14" draw:text-style-name="P13" draw:layer="layout" svg:width="14.478cm" svg:height="4.493cm" svg:x="0cm" svg:y="5.667cm">
          <draw:text-box>
            <text:p text:style-name="P12"><text:span text:style-name="T6">2/3 prepare@v2 + n</text:span></text:p>
          </draw:text-box>
        </draw:frame>
        <draw:frame draw:style-name="gr11" draw:text-style-name="P14" draw:layer="layout" svg:width="12.192cm" svg:height="3.079cm" svg:x="16.002cm" svg:y="4.033cm">
          <draw:text-box>
            <text:p text:style-name="P9"><text:span text:style-name="T6">2/3 </text:span><text:span text:style-name="T6"><text:a xlink:href="mailto:commit@v2" xlink:type="simple">commit@v2</text:a></text:span></text:p>
            <text:p text:style-name="P9"><text:span text:style-name="T6">2/3 prepare@v2</text:span></text:p>
          </draw:text-box>
        </draw:frame>
        <draw:frame draw:style-name="gr12" draw:text-style-name="P18" draw:layer="layout" svg:width="24.638cm" svg:height="1.665cm" svg:x="1.016cm" svg:y="12.954cm">
          <draw:text-box>
            <text:p text:style-name="P17"><text:span text:style-name="T6">n ≥ 0</text:span></text:p>
          </draw:text-box>
        </draw:frame>
        <draw:custom-shape draw:style-name="gr13" draw:text-style-name="P3" draw:layer="layout" svg:width="10.414cm" svg:height="3.048cm" svg:x="20.066cm" svg:y="12.446cm">
          <text:p text:style-name="P3">Case n = 0</text:p>
          <draw:enhanced-geometry svg:viewBox="0 0 21600 21600" draw:text-areas="800 800 20800 20800" draw:type="round-rectangular-callout" draw:modifiers="-10574.9783965434 8756.18235487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custom-shape draw:style-name="gr2" draw:text-style-name="P3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1.176cm" svg:y1="9.398cm" svg:x2="15.494cm" svg:y2="8.382cm">
          <text:p/>
        </draw:line>
        <draw:frame draw:style-name="gr5" draw:text-style-name="P16" draw:layer="layout" svg:width="3.556cm" svg:height="4.572cm" svg:x="11.43cm" svg:y="7.366cm">
          <draw:text-box>
            <text:p text:style-name="P15"><text:span text:style-name="T7">×</text:span></text:p>
          </draw:text-box>
        </draw:frame>
        <draw:frame draw:style-name="gr6" draw:text-style-name="P6" draw:layer="layout" svg:width="12.954cm" svg:height="2.998cm" svg:x="1.016cm" svg:y="0.508cm">
          <draw:text-box>
            <text:p><text:span text:style-name="T2">Assumption</text:span></text:p>
          </draw:text-box>
        </draw:frame>
        <draw:frame draw:style-name="gr6" draw:text-style-name="P6" draw:layer="layout" svg:width="5.842cm" svg:height="2.998cm" svg:x="1.016cm" svg:y="17.322cm">
          <draw:text-box>
            <text:p><text:span text:style-name="T2">Goal</text:span></text:p>
          </draw:text-box>
        </draw:frame>
        <draw:frame draw:style-name="gr7" draw:text-style-name="P7" draw:layer="layout" svg:width="19.05cm" svg:height="3.002cm" svg:x="7.62cm" svg:y="17.318cm">
          <draw:text-box>
            <text:p><text:span text:style-name="T3">1/3 validators slashed</text:span></text:p>
          </draw:text-box>
        </draw:frame>
        <draw:frame draw:style-name="gr12" draw:text-style-name="P18" draw:layer="layout" svg:width="24.638cm" svg:height="1.665cm" svg:x="1.016cm" svg:y="11.035cm">
          <draw:text-box>
            <text:p text:style-name="P17"><text:span text:style-name="T6">Not on the same chain</text:span></text:p>
          </draw:text-box>
        </draw:frame>
        <draw:frame draw:style-name="gr14" draw:text-style-name="P13" draw:layer="layout" svg:width="14.478cm" svg:height="4.493cm" svg:x="0cm" svg:y="5.667cm">
          <draw:text-box>
            <text:p text:style-name="P12"><text:span text:style-name="T6">2/3 prepare@v2</text:span></text:p>
          </draw:text-box>
        </draw:frame>
        <draw:frame draw:style-name="gr11" draw:text-style-name="P14" draw:layer="layout" svg:width="12.192cm" svg:height="3.079cm" svg:x="16.002cm" svg:y="4.033cm">
          <draw:text-box>
            <text:p text:style-name="P9"><text:span text:style-name="T6">2/3 </text:span><text:span text:style-name="T6"><text:a xlink:href="mailto:commit@v2" xlink:type="simple">commit@v2</text:a></text:span></text:p>
            <text:p text:style-name="P9"><text:span text:style-name="T6">2/3 prepare@v2</text:span></text:p>
          </draw:text-box>
        </draw:frame>
        <draw:frame presentation:style-name="pr5" draw:text-style-name="P21" draw:layer="layout" svg:width="28.029cm" svg:height="2.766cm" svg:x="-0.029cm" svg:y="13.744cm">
          <draw:text-box>
            <text:list text:style-name="L2">
              <text:list-item>
                <text:p>A validator shalt not publish two or more nonidentical Prepares for same epoch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custom-shape draw:style-name="gr2" draw:text-style-name="P3" draw:layer="layout" svg:width="3.302cm" svg:height="3.302cm" svg:x="7.62cm" svg:y="7.3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56cm" svg:height="3.302cm" svg:x="16.002cm" svg:y="7.366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1.176cm" svg:y1="9.398cm" svg:x2="15.494cm" svg:y2="8.382cm">
          <text:p/>
        </draw:line>
        <draw:frame draw:style-name="gr5" draw:text-style-name="P16" draw:layer="layout" svg:width="3.556cm" svg:height="4.572cm" svg:x="11.43cm" svg:y="7.366cm">
          <draw:text-box>
            <text:p text:style-name="P22"><text:span text:style-name="T7">×</text:span></text:p>
          </draw:text-box>
        </draw:frame>
        <draw:frame draw:style-name="gr6" draw:text-style-name="P6" draw:layer="layout" svg:width="12.954cm" svg:height="2.998cm" svg:x="1.016cm" svg:y="0.508cm">
          <draw:text-box>
            <text:p text:style-name="P23"><text:span text:style-name="T2">Assumption</text:span></text:p>
          </draw:text-box>
        </draw:frame>
        <draw:frame draw:style-name="gr6" draw:text-style-name="P6" draw:layer="layout" svg:width="5.842cm" svg:height="2.998cm" svg:x="1.016cm" svg:y="17.322cm">
          <draw:text-box>
            <text:p text:style-name="P23"><text:span text:style-name="T2">Goal</text:span></text:p>
          </draw:text-box>
        </draw:frame>
        <draw:frame draw:style-name="gr7" draw:text-style-name="P7" draw:layer="layout" svg:width="19.05cm" svg:height="3.002cm" svg:x="7.62cm" svg:y="17.318cm">
          <draw:text-box>
            <text:p text:style-name="P24"><text:span text:style-name="T3">1/3 validators slashed</text:span></text:p>
          </draw:text-box>
        </draw:frame>
        <draw:frame draw:style-name="gr12" draw:text-style-name="P18" draw:layer="layout" svg:width="24.638cm" svg:height="1.665cm" svg:x="1.016cm" svg:y="11.035cm">
          <draw:text-box>
            <text:p text:style-name="P17"><text:span text:style-name="T6">Not on the same chain</text:span></text:p>
          </draw:text-box>
        </draw:frame>
        <draw:frame draw:style-name="gr14" draw:text-style-name="P13" draw:layer="layout" svg:width="14.478cm" svg:height="4.493cm" svg:x="0cm" svg:y="5.667cm">
          <draw:text-box>
            <text:p text:style-name="P25"><text:span text:style-name="T6">2/3 prepare@v2 + n</text:span></text:p>
          </draw:text-box>
        </draw:frame>
        <draw:frame draw:style-name="gr11" draw:text-style-name="P14" draw:layer="layout" svg:width="12.192cm" svg:height="3.079cm" svg:x="16.002cm" svg:y="4.033cm">
          <draw:text-box>
            <text:p text:style-name="P26"><text:span text:style-name="T6">2/3 </text:span><text:span text:style-name="T6"><text:a xlink:href="mailto:commit@v2" xlink:type="simple">commit@v2</text:a></text:span></text:p>
            <text:p text:style-name="P26"><text:span text:style-name="T6">2/3 prepare@v2’</text:span></text:p>
          </draw:text-box>
        </draw:frame>
        <draw:frame draw:style-name="gr12" draw:text-style-name="P18" draw:layer="layout" svg:width="24.638cm" svg:height="1.665cm" svg:x="1.016cm" svg:y="12.954cm">
          <draw:text-box>
            <text:p text:style-name="P17"><text:span text:style-name="T6">n ≥ 0</text:span></text:p>
          </draw:text-box>
        </draw:frame>
        <draw:custom-shape draw:style-name="gr13" draw:text-style-name="P27" draw:layer="layout" svg:width="10.414cm" svg:height="3.048cm" svg:x="20.066cm" svg:y="12.446cm">
          <text:p text:style-name="P27">Case n = n’+1<text:line-break/>assuming the Case n’</text:p>
          <draw:enhanced-geometry svg:viewBox="0 0 21600 21600" draw:text-areas="800 800 20800 20800" draw:type="round-rectangular-callout" draw:modifiers="-10574.9783965434 8756.18235487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0T15:07:56.916076816</meta:creation-date>
    <dc:date>2017-09-28T18:49:54.561181585</dc:date>
    <meta:editing-duration>PT17H27M38S</meta:editing-duration>
    <meta:editing-cycles>21</meta:editing-cycles>
    <meta:generator>LibreOffice/5.3.1.2$Linux_X86_64 LibreOffice_project/30m0$Build-2</meta:generator>
    <meta:document-statistic meta:object-count="174"/>
  </office:meta>
</office:document-meta>
</file>